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" style:family="graphic" style:parent-style-name="standard">
      <style:graphic-properties draw:fill-color="#fff9ae" draw:textarea-horizontal-align="justify" draw:textarea-vertical-align="middle" draw:auto-grow-height="false" fo:min-height="3.05cm" fo:min-width="6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fill-color="#ef413d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4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text-properties fo:color="#808080" fo:font-size="12pt"/>
    </style:style>
    <style:style style:name="P5" style:family="paragraph">
      <loext:graphic-properties draw:fill="none" draw:fill-color="#ffffff"/>
      <style:text-properties fo:color="#808080" fo:font-size="12pt"/>
    </style:style>
    <style:style style:name="P6" style:family="paragraph">
      <loext:graphic-properties draw:fill-color="#fff9a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1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7cm" svg:height="0.7cm" svg:x="3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cm" svg:height="0.7cm" svg:x="3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434cm" svg:height="1.199cm" svg:x="2.7cm" svg:y="3.4cm">
          <draw:text-box>
            <text:p text:style-name="P2"><text:span text:style-name="T1">m_zoneProperties</text:span><text:span text:style-name="T1"><text:line-break/></text:span><text:span text:style-name="T1">(vector of ZoneProperties)</text:span></text:p>
          </draw:text-box>
        </draw:frame>
        <draw:frame draw:style-name="gr3" draw:text-style-name="P5" draw:layer="layout" svg:width="4.2cm" svg:height="2.147cm" svg:x="1.9cm" svg:y="6.853cm">
          <draw:text-box>
            <text:p text:style-name="P4">Für jede Zone, mit der Wärme ausgetausch wird, ein Objekt.</text:p>
          </draw:text-box>
        </draw:frame>
        <draw:custom-shape draw:style-name="gr4" draw:text-style-name="P6" draw:layer="layout" svg:width="7cm" svg:height="3.3cm" svg:x="11.5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cm" svg:height="1.673cm" svg:x="11.4cm" svg:y="3cm">
          <draw:text-box>
            <text:p>FlowElementProperties</text:p>
          </draw:text-box>
        </draw:frame>
        <draw:custom-shape draw:style-name="gr6" draw:text-style-name="P8" xml:id="id1" draw:id="id1" draw:layer="layout" svg:width="0.5cm" svg:height="0.5cm" svg:x="11.8cm" svg:y="5.5cm">
          <text:p/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1.8cm" svg:y1="5.75cm" svg:x2="3.7cm" svg:y2="5.15cm" draw:start-shape="id1" draw:start-glue-point="3" draw:end-shape="id2" draw:end-glue-point="1" svg:d="M11800 5750c-6075 0-2025-600-8100-600" svg:viewBox="0 0 8101 601">
          <text:p/>
        </draw:connector>
        <draw:frame draw:style-name="gr8" draw:text-style-name="P11" draw:layer="layout" svg:width="3.889cm" svg:height="0.65cm" svg:x="12.411cm" svg:y="5.5cm">
          <draw:text-box>
            <text:p text:style-name="P10">m_zoneProperties</text:p>
          </draw:text-box>
        </draw:frame>
        <draw:custom-shape draw:style-name="gr4" draw:text-style-name="P6" draw:layer="layout" svg:width="7cm" svg:height="3.3cm" svg:x="11.5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0.5cm" svg:height="0.5cm" svg:x="11.8cm" svg:y="9.1cm">
          <text:p/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1.8cm" svg:y1="9.35cm" svg:x2="3.7cm" svg:y2="5.15cm" draw:start-shape="id3" draw:start-glue-point="3" svg:d="M11800 9350c-6450 0-2400-4200-8100-4200" svg:viewBox="0 0 8101 4201">
          <text:p/>
        </draw:connector>
        <draw:frame draw:style-name="gr8" draw:text-style-name="P11" draw:layer="layout" svg:width="3.889cm" svg:height="0.65cm" svg:x="12.411cm" svg:y="9.1cm">
          <draw:text-box>
            <text:p text:style-name="P10">m_zoneProperties</text:p>
          </draw:text-box>
        </draw:frame>
        <draw:custom-shape draw:style-name="gr4" draw:text-style-name="P6" draw:layer="layout" svg:width="7cm" svg:height="3.3cm" svg:x="11.5cm" svg:y="1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0.5cm" svg:height="0.5cm" svg:x="11.8cm" svg:y="12.7cm">
          <text:p/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1.8cm" svg:y1="12.95cm" svg:x2="3.7cm" svg:y2="6.05cm" draw:start-shape="id4" draw:start-glue-point="3" draw:end-shape="id5" draw:end-glue-point="1" svg:d="M11800 12950c-6075 0-2025-6900-8100-6900" svg:viewBox="0 0 8101 6901">
          <text:p/>
        </draw:connector>
        <draw:frame draw:style-name="gr8" draw:text-style-name="P11" draw:layer="layout" svg:width="3.889cm" svg:height="0.65cm" svg:x="12.411cm" svg:y="12.7cm">
          <draw:text-box>
            <text:p text:style-name="P10">m_zoneProperti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6:02:32.075470353</meta:creation-date>
    <dc:date>2021-05-04T16:06:10.066774056</dc:date>
    <meta:editing-duration>PT3M38S</meta:editing-duration>
    <meta:editing-cycles>1</meta:editing-cycles>
    <meta:generator>LibreOffice/6.0.7.3$Linux_X86_64 LibreOffice_project/00m0$Build-3</meta:generator>
    <meta:document-statistic meta:object-count="17"/>
  </office:meta>
</office:document-meta>
</file>